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0d78c" officeooo:paragraph-rsid="001a9f8b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a9f8b" officeooo:paragraph-rsid="001a9f8b" style:font-size-asian="14pt" style:font-size-complex="14pt"/>
    </style:style>
    <style:style style:name="P3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  <style:text-properties style:font-name="FreeSerif" fo:font-size="14pt" officeooo:rsid="001a9f8b" officeooo:paragraph-rsid="001a9f8b" style:font-size-asian="14pt" style:font-size-complex="14pt"/>
    </style:style>
    <style:style style:name="T1" style:family="text">
      <style:text-properties officeooo:rsid="001a9f8b"/>
    </style:style>
    <style:style style:name="T2" style:family="text">
      <style:text-properties officeooo:rsid="001c03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Ref,: H234</text:p>
      <text:p text:style-name="P1"/>
      <text:p text:style-name="P2">Bienvenidos usuarios,</text:p>
      <text:p text:style-name="P2"/>
      <text:p text:style-name="P2"><text:span text:style-name="T2">N</text:span>os place comunicaros que <text:s/>enviamos esta misma circular para comunicar que hay que pagar el recibo del IBI.</text:p>
      <text:p text:style-name="P2"><text:span text:style-name="T2">Recuerden que t</text:span>ienen un plazo hasta el próximo mes de abril para pagar el recibo del IBI, sino el valor del pago aumentara un <text:span text:style-name="T2">1</text:span>5% por día.</text:p>
      <text:p text:style-name="P1"/>
      <text:p text:style-name="P2">Saludos cordiales</text:p>
      <text:p text:style-name="P1"/>
      <text:p text:style-name="P1">[<text:span text:style-name="T1">firma</text:span>]</text:p>
      <text:p text:style-name="P1"/>
      <text:p text:style-name="P1"><text:tab/></text:p>
      <text:p text:style-name="P2">Marga Cursach Segui</text:p>
      <text:p text:style-name="P2">Asesora del servicio de recaudación del Ayuntamiento de Mahón</text:p>
      <text:p text:style-name="P1"/>
      <text:p text:style-name="P1">Mahón, <text:span text:style-name="T1">27</text:span> de noviembre de 2023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36:16.187106211</meta:creation-date>
    <dc:date>2023-12-01T09:41:42.829954543</dc:date>
    <meta:editing-duration>PT38M3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70" meta:character-count="412" meta:non-whitespace-character-count="348"/>
  </office:meta>
</office:document-meta>
</file>